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Loma" svg:font-family="Loma" style:font-pitch="variable"/>
    <style:font-face style:name="Bitstream Charter" svg:font-family="'Bitstream Charter'" style:font-family-generic="roman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1pt" style:font-size-asian="11pt" style:font-size-complex="11pt"/>
    </style:style>
    <style:style style:name="P2" style:family="paragraph" style:parent-style-name="Title">
      <style:text-properties fo:font-size="24pt" officeooo:rsid="000d56d7" officeooo:paragraph-rsid="000d56d7" style:font-size-asian="24pt" style:font-size-complex="2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UI Program</text:p>
      <text:p text:style-name="P1"/>
      <text:p text:style-name="P1"/>
      <text:p text:style-name="P1">from Tkinter import *</text:p>
      <text:p text:style-name="P1">from PIL import ImageTk, Image</text:p>
      <text:p text:style-name="P1">import os</text:p>
      <text:p text:style-name="P1">import MySQLdb</text:p>
      <text:p text:style-name="P1"/>
      <text:p text:style-name="P1">global items</text:p>
      <text:p text:style-name="P1">items = ['iphone X', 'Casio Watch', 'Sony Headpone', 'Laptop Bag']</text:p>
      <text:p text:style-name="P1"/>
      <text:p text:style-name="P1">def mainPage():</text:p>
      <text:p text:style-name="P1"><text:s text:c="4"/>global appm</text:p>
      <text:p text:style-name="P1"><text:s text:c="4"/>appm = Tk()</text:p>
      <text:p text:style-name="P1"><text:s text:c="4"/>appm.title("Shopping App")</text:p>
      <text:p text:style-name="P1"><text:s text:c="4"/>w=850</text:p>
      <text:p text:style-name="P1"><text:s text:c="4"/>h=550</text:p>
      <text:p text:style-name="P1"><text:s text:c="4"/>ws = appm.winfo_screenwidth()</text:p>
      <text:p text:style-name="P1"><text:s text:c="4"/>hs = appm.winfo_screenheight()</text:p>
      <text:p text:style-name="P1"><text:s text:c="4"/># calculate position x, y</text:p>
      <text:p text:style-name="P1"><text:s text:c="4"/>x = (ws/2) - (w/2) <text:s text:c="3"/></text:p>
      <text:p text:style-name="P1"><text:s text:c="4"/>y = (hs/2) - (h/2)</text:p>
      <text:p text:style-name="P1"><text:s text:c="4"/>appm.geometry('%dx%d+%d+%d' % (w, h, x, y))</text:p>
      <text:p text:style-name="P1"><text:s text:c="4"/># appm.geometry('850x550')</text:p>
      <text:p text:style-name="P1"><text:s text:c="4"/># appm['bg'] = '#97e5db'</text:p>
      <text:p text:style-name="P1"/>
      <text:p text:style-name="P1"><text:s text:c="4"/>welcomeLabel = Label(appm, text='Welcome To \n Shopping Cart App', font='Times 36 bold')</text:p>
      <text:p text:style-name="P1"><text:s text:c="4"/>welcomeLabel.pack(pady=(80,50))</text:p>
      <text:p text:style-name="P1"/>
      <text:p text:style-name="P1"><text:s text:c="4"/>loginButton = Button(appm, text="Login", command=login, width=14, font="Times 16")</text:p>
      <text:p text:style-name="P1"><text:s text:c="4"/>loginButton.pack(pady=10)</text:p>
      <text:p text:style-name="P1"/>
      <text:p text:style-name="P1"><text:s text:c="4"/>registerButton = Button(appm, text="Register", command=register, width=14, font="Times 16")</text:p>
      <text:p text:style-name="P1"><text:s text:c="4"/>registerButton.pack(pady=10)</text:p>
      <text:p text:style-name="P1"/>
      <text:p text:style-name="P1"><text:s text:c="4"/>appm.mainloop()</text:p>
      <text:p text:style-name="P1"/>
      <text:p text:style-name="P1">def login():</text:p>
      <text:p text:style-name="P1"><text:s text:c="4"/>try:</text:p>
      <text:p text:style-name="P1"><text:s text:c="8"/>appr.destroy()</text:p>
      <text:p text:style-name="P1"><text:s text:c="4"/>except:</text:p>
      <text:p text:style-name="P1"><text:s text:c="8"/>appm.destroy()</text:p>
      <text:p text:style-name="P1"><text:s text:c="4"/></text:p>
      <text:p text:style-name="P1"><text:s text:c="4"/>global appl</text:p>
      <text:p text:style-name="P1"><text:s text:c="4"/>appl = Tk()</text:p>
      <text:p text:style-name="P1"><text:s text:c="4"/>w=850</text:p>
      <text:p text:style-name="P1"><text:s text:c="4"/>h=550</text:p>
      <text:p text:style-name="P1"><text:s text:c="4"/>ws = appl.winfo_screenwidth()</text:p>
      <text:p text:style-name="P1"><text:s text:c="4"/>hs = appl.winfo_screenheight()</text:p>
      <text:p text:style-name="P1"><text:s text:c="4"/># calculate position x, y</text:p>
      <text:p text:style-name="P1"><text:s text:c="4"/>x = (ws/2) - (w/2) <text:s text:c="3"/></text:p>
      <text:p text:style-name="P1"><text:s text:c="4"/>y = (hs/2) - (h/2)</text:p>
      <text:p text:style-name="P1"><text:s text:c="4"/>appl.geometry('%dx%d+%d+%d' % (w, h, x, y))</text:p>
      <text:p text:style-name="P1"><text:s text:c="4"/># appl.geometry('850x550')</text:p>
      <text:p text:style-name="P1"><text:soft-page-break/><text:s text:c="4"/>appl.title("Login")</text:p>
      <text:p text:style-name="P1"/>
      <text:p text:style-name="P1"><text:s text:c="4"/>loginPg = Label(appl, text="Login Page", font="Times 32 bold")</text:p>
      <text:p text:style-name="P1"><text:s text:c="4"/>loginPg.pack(pady=(100,60))</text:p>
      <text:p text:style-name="P1"/>
      <text:p text:style-name="P1"><text:s text:c="4"/>info = Frame(height=150, width=300)</text:p>
      <text:p text:style-name="P1"><text:s text:c="4"/>info.pack()</text:p>
      <text:p text:style-name="P1"/>
      <text:p text:style-name="P1"><text:s text:c="4"/>usernameLabel = Label(info, text="Username <text:s/>: ", font="Times 15")</text:p>
      <text:p text:style-name="P1"><text:s text:c="4"/>usernameLabel.grid(column=0, row=0)</text:p>
      <text:p text:style-name="P1"/>
      <text:p text:style-name="P1"><text:s text:c="4"/>passwordLabel = Label(info, text="Password <text:s/>: ", font="Times 15")</text:p>
      <text:p text:style-name="P1"><text:s text:c="4"/>passwordLabel.grid(column=0, row=1)</text:p>
      <text:p text:style-name="P1"/>
      <text:p text:style-name="P1"><text:s text:c="4"/>usernameEntry = Entry(info)</text:p>
      <text:p text:style-name="P1"><text:s text:c="4"/>usernameEntry.grid(column=1, row=0)</text:p>
      <text:p text:style-name="P1"/>
      <text:p text:style-name="P1"><text:s text:c="4"/>passwordEntry = Entry(info,show='*')</text:p>
      <text:p text:style-name="P1"><text:s text:c="4"/>passwordEntry.grid(column=1, row=1)</text:p>
      <text:p text:style-name="P1"/>
      <text:p text:style-name="P1"><text:s text:c="4"/>loginButton = Button(appl, text="Login", command=lambda: [loginUser(usernameEntry.get(), passwordEntry.get())], width=10, font="Times 14")</text:p>
      <text:p text:style-name="P1"><text:s text:c="4"/>loginButton.pack(pady=20)</text:p>
      <text:p text:style-name="P1"/>
      <text:p text:style-name="P1"><text:s text:c="4"/>appl.mainloop()</text:p>
      <text:p text:style-name="P1"/>
      <text:p text:style-name="P1">def loginUser(eusername, epassword):</text:p>
      <text:p text:style-name="P1"><text:s text:c="4"/>print eusername, epassword</text:p>
      <text:p text:style-name="P1"><text:s text:c="4"/>db = MySQLdb.connect("localhost","root","jayesh@@","test")</text:p>
      <text:p text:style-name="P1"><text:s text:c="4"/>cursor = db.cursor()</text:p>
      <text:p text:style-name="P1"><text:s text:c="4"/>sql = "select * from user where username = '%s'"%(eusername)</text:p>
      <text:p text:style-name="P1"><text:s text:c="4"/># try:</text:p>
      <text:p text:style-name="P1"><text:s text:c="4"/>print 'Successfully loged in'</text:p>
      <text:p text:style-name="P1"><text:s text:c="4"/>cursor.execute(sql)</text:p>
      <text:p text:style-name="P1"><text:s text:c="4"/>val = cursor.fetchall()</text:p>
      <text:p text:style-name="P1"><text:s text:c="4"/>db.commit()</text:p>
      <text:p text:style-name="P1"><text:s text:c="4"/>try:</text:p>
      <text:p text:style-name="P1"><text:s text:c="8"/>if(str(val[0][2])==str(eusername)):</text:p>
      <text:p text:style-name="P1"><text:s text:c="12"/>if(str(val[0][3])==str(epassword)):</text:p>
      <text:p text:style-name="P1"><text:s text:c="16"/>app = Tk()</text:p>
      <text:p text:style-name="P1"><text:s text:c="16"/>w=300</text:p>
      <text:p text:style-name="P1"><text:s text:c="16"/>h=200</text:p>
      <text:p text:style-name="P1"><text:s text:c="16"/>ws = app.winfo_screenwidth()</text:p>
      <text:p text:style-name="P1"><text:s text:c="16"/>hs = app.winfo_screenheight()</text:p>
      <text:p text:style-name="P1"><text:s text:c="16"/># calculate position x, y</text:p>
      <text:p text:style-name="P1"><text:s text:c="16"/>x = (ws/2) - (w/2) <text:s text:c="3"/></text:p>
      <text:p text:style-name="P1"><text:s text:c="16"/>y = (hs/2) - (h/2)</text:p>
      <text:p text:style-name="P1"><text:s text:c="16"/>app.geometry('%dx%d+%d+%d' % (w, h, x, y))</text:p>
      <text:p text:style-name="P1"><text:s text:c="16"/># app.geometry('300x200')</text:p>
      <text:p text:style-name="P1"><text:s text:c="16"/>app.title("User Loged in")</text:p>
      <text:p text:style-name="P1"/>
      <text:p text:style-name="P1"><text:s text:c="16"/>tlabel = Label(app, text="Loged in Successfully", font="Times 16 bold")</text:p>
      <text:p text:style-name="P1"><text:s text:c="16"/>tlabel.pack(pady=10)</text:p>
      <text:p text:style-name="P1"/>
      <text:p text:style-name="P1"><text:s text:c="16"/>tButton = Button(app, text="OK", command=lambda:[app.destroy(), shoppingCart(eusername, epassword)], width=10, font="Times 12")</text:p>
      <text:p text:style-name="P1"><text:s text:c="16"/>tButton.pack(pady=10)</text:p>
      <text:p text:style-name="P1"><text:soft-page-break/></text:p>
      <text:p text:style-name="P1"><text:s text:c="16"/>app.mainloop()</text:p>
      <text:p text:style-name="P1"><text:s text:c="16"/># shoppingCart(eusername, epassword)</text:p>
      <text:p text:style-name="P1"><text:s text:c="16"/>print 'Successfully loged in'</text:p>
      <text:p text:style-name="P1"><text:s text:c="12"/>else:</text:p>
      <text:p text:style-name="P1"><text:s text:c="16"/>app = Tk()</text:p>
      <text:p text:style-name="P1"><text:s text:c="16"/>w=300</text:p>
      <text:p text:style-name="P1"><text:s text:c="16"/>h=180</text:p>
      <text:p text:style-name="P1"><text:s text:c="16"/>ws = app.winfo_screenwidth()</text:p>
      <text:p text:style-name="P1"><text:s text:c="16"/>hs = app.winfo_screenheight()</text:p>
      <text:p text:style-name="P1"><text:s text:c="16"/># calculate position x, y</text:p>
      <text:p text:style-name="P1"><text:s text:c="16"/>x = (ws/2) - (w/2) <text:s text:c="3"/></text:p>
      <text:p text:style-name="P1"><text:s text:c="16"/>y = (hs/2) - (h/2)</text:p>
      <text:p text:style-name="P1"><text:s text:c="16"/>app.geometry('%dx%d+%d+%d' % (w, h, x, y))</text:p>
      <text:p text:style-name="P1"><text:s text:c="16"/># app.geometry('300x300')</text:p>
      <text:p text:style-name="P1"><text:s text:c="16"/>app.title("Wrong Password")</text:p>
      <text:p text:style-name="P1"/>
      <text:p text:style-name="P1"><text:s text:c="16"/>tlabel = Label(app, text="Wrong Password", font="Times 16 bold")</text:p>
      <text:p text:style-name="P1"><text:s text:c="16"/>tlabel.pack(pady=10)</text:p>
      <text:p text:style-name="P1"/>
      <text:p text:style-name="P1"><text:s text:c="16"/>tButton = Button(app, text="Try Again", command=lambda:[app.destroy()], width=10, font="Times 12")</text:p>
      <text:p text:style-name="P1"><text:s text:c="16"/>tButton.pack(pady=10)</text:p>
      <text:p text:style-name="P1"/>
      <text:p text:style-name="P1"><text:s text:c="16"/>app.mainloop()</text:p>
      <text:p text:style-name="P1"><text:s text:c="16"/>print 'wrong password'</text:p>
      <text:p text:style-name="P1"><text:s text:c="8"/>else:</text:p>
      <text:p text:style-name="P1"><text:s text:c="12"/>app = Tk()</text:p>
      <text:p text:style-name="P1"><text:s text:c="12"/>w=300</text:p>
      <text:p text:style-name="P1"><text:s text:c="12"/>h=300</text:p>
      <text:p text:style-name="P1"><text:s text:c="12"/>ws = app.winfo_screenwidth()</text:p>
      <text:p text:style-name="P1"><text:s text:c="12"/>hs = app.winfo_screenheight()</text:p>
      <text:p text:style-name="P1"><text:s text:c="12"/># calculate position x, y</text:p>
      <text:p text:style-name="P1"><text:s text:c="12"/>x = (ws/2) - (w/2) <text:s text:c="3"/></text:p>
      <text:p text:style-name="P1"><text:s text:c="12"/>y = (hs/2) - (h/2)</text:p>
      <text:p text:style-name="P1"><text:s text:c="12"/>app.geometry('%dx%d+%d+%d' % (w, h, x, y))</text:p>
      <text:p text:style-name="P1"><text:s text:c="12"/># app.geometry('300x300')</text:p>
      <text:p text:style-name="P1"><text:s text:c="12"/>app.title("Error")</text:p>
      <text:p text:style-name="P1"/>
      <text:p text:style-name="P1"><text:s text:c="12"/>tlabel = Label(app, text="Something Went Wrong \n Check Login Details \n or \n Register", font="Times 16 bold")</text:p>
      <text:p text:style-name="P1"><text:s text:c="12"/>tlabel.pack(pady=10)</text:p>
      <text:p text:style-name="P1"/>
      <text:p text:style-name="P1"><text:s text:c="12"/>tButton = Button(app, text="Login", command=lambda:[app.destroy()], width=10, font="Times 12")</text:p>
      <text:p text:style-name="P1"><text:s text:c="12"/>tButton.pack(pady=10)</text:p>
      <text:p text:style-name="P1"/>
      <text:p text:style-name="P1"><text:s text:c="12"/>t2Button = Button(app, text="Register", command=lambda:[app.destroy(), register()], width=10, font="Times 12")</text:p>
      <text:p text:style-name="P1"><text:s text:c="12"/>t2Button.pack(pady=10)</text:p>
      <text:p text:style-name="P1"/>
      <text:p text:style-name="P1"><text:s text:c="12"/>app.mainloop()</text:p>
      <text:p text:style-name="P1"><text:s text:c="12"/>print 'something went wrong'</text:p>
      <text:p text:style-name="P1"/>
      <text:p text:style-name="P1"><text:s text:c="4"/>except:</text:p>
      <text:p text:style-name="P1"><text:s text:c="8"/>app = Tk()</text:p>
      <text:p text:style-name="P1"><text:s text:c="8"/>w=300</text:p>
      <text:p text:style-name="P1"><text:soft-page-break/><text:s text:c="8"/>h=300</text:p>
      <text:p text:style-name="P1"><text:s text:c="8"/>ws = app.winfo_screenwidth()</text:p>
      <text:p text:style-name="P1"><text:s text:c="8"/>hs = app.winfo_screenheight()</text:p>
      <text:p text:style-name="P1"><text:s text:c="8"/># calculate position x, y</text:p>
      <text:p text:style-name="P1"><text:s text:c="8"/>x = (ws/2) - (w/2) <text:s text:c="3"/></text:p>
      <text:p text:style-name="P1"><text:s text:c="8"/>y = (hs/2) - (h/2)</text:p>
      <text:p text:style-name="P1"><text:s text:c="8"/>app.geometry('%dx%d+%d+%d' % (w, h, x, y))</text:p>
      <text:p text:style-name="P1"><text:s text:c="8"/># app.geometry('300x300')</text:p>
      <text:p text:style-name="P1"><text:s text:c="8"/>app.title("yooo")</text:p>
      <text:p text:style-name="P1"/>
      <text:p text:style-name="P1"><text:s text:c="8"/>tlabel = Label(app, text="Something Went Wrong \n Check Login Details \n or \n Register", font="Times 16 bold")</text:p>
      <text:p text:style-name="P1"><text:s text:c="8"/>tlabel.pack(pady=10)</text:p>
      <text:p text:style-name="P1"/>
      <text:p text:style-name="P1"><text:s text:c="8"/>tButton = Button(app, text="Login", command=lambda:[app.destroy()], width=10, font="Times 12")</text:p>
      <text:p text:style-name="P1"><text:s text:c="8"/>tButton.pack(pady=10)</text:p>
      <text:p text:style-name="P1"/>
      <text:p text:style-name="P1"><text:s text:c="8"/>t2Button = Button(app, text="Register", command=lambda:[app.destroy(), register()], width=10, font="Times 12")</text:p>
      <text:p text:style-name="P1"><text:s text:c="8"/>t2Button.pack(pady=10)</text:p>
      <text:p text:style-name="P1"/>
      <text:p text:style-name="P1"><text:s text:c="8"/>app.mainloop()</text:p>
      <text:p text:style-name="P1"><text:s text:c="8"/>print 'Something Went Wrong'</text:p>
      <text:p text:style-name="P1"/>
      <text:p text:style-name="P1"/>
      <text:p text:style-name="P1"/>
      <text:p text:style-name="P1">def register():</text:p>
      <text:p text:style-name="P1"><text:s text:c="4"/>try:</text:p>
      <text:p text:style-name="P1"><text:s text:c="8"/>appm.destroy()</text:p>
      <text:p text:style-name="P1"><text:s text:c="4"/>except:</text:p>
      <text:p text:style-name="P1"><text:s text:c="8"/>appl.destroy()</text:p>
      <text:p text:style-name="P1"><text:s text:c="4"/></text:p>
      <text:p text:style-name="P1"><text:s text:c="4"/>global appr</text:p>
      <text:p text:style-name="P1"><text:s text:c="4"/>appr = Tk()</text:p>
      <text:p text:style-name="P1"><text:s text:c="4"/>w=850</text:p>
      <text:p text:style-name="P1"><text:s text:c="4"/>h=550</text:p>
      <text:p text:style-name="P1"><text:s text:c="4"/>ws = appr.winfo_screenwidth()</text:p>
      <text:p text:style-name="P1"><text:s text:c="4"/>hs = appr.winfo_screenheight()</text:p>
      <text:p text:style-name="P1"><text:s text:c="4"/># calculate position x, y</text:p>
      <text:p text:style-name="P1"><text:s text:c="4"/>x = (ws/2) - (w/2) <text:s text:c="3"/></text:p>
      <text:p text:style-name="P1"><text:s text:c="4"/>y = (hs/2) - (h/2)</text:p>
      <text:p text:style-name="P1"><text:s text:c="4"/>appr.geometry('%dx%d+%d+%d' % (w, h, x, y))</text:p>
      <text:p text:style-name="P1"><text:s text:c="4"/># appr.geometry('850x550')</text:p>
      <text:p text:style-name="P1"><text:s text:c="4"/>appr.title("Register")</text:p>
      <text:p text:style-name="P1"/>
      <text:p text:style-name="P1"><text:s text:c="4"/>registerPg = Label(text="Register Page", font="Times 32 bold")</text:p>
      <text:p text:style-name="P1"><text:s text:c="4"/>registerPg.pack(pady=(100,60))</text:p>
      <text:p text:style-name="P1"/>
      <text:p text:style-name="P1"><text:s text:c="4"/>info = Frame(height=150, width=300)</text:p>
      <text:p text:style-name="P1"><text:s text:c="4"/>info.pack()</text:p>
      <text:p text:style-name="P1"/>
      <text:p text:style-name="P1"><text:s text:c="4"/>fullnameLabel = Label(info, text="Full Name <text:s/>: ", font="Times 15")</text:p>
      <text:p text:style-name="P1"><text:s text:c="4"/>fullnameLabel.grid(column=0, row=0)</text:p>
      <text:p text:style-name="P1"/>
      <text:p text:style-name="P1"><text:s text:c="4"/>emailLabel = Label(info, text="Email <text:s/>: ", font="Times 15")</text:p>
      <text:p text:style-name="P1"><text:s text:c="4"/>emailLabel.grid(column=0, row=1)</text:p>
      <text:p text:style-name="P1"><text:soft-page-break/></text:p>
      <text:p text:style-name="P1"><text:s text:c="4"/>usernameLabel = Label(info, text="User name <text:s/>: ", font="Times 15")</text:p>
      <text:p text:style-name="P1"><text:s text:c="4"/>usernameLabel.grid(column=0, row=2)</text:p>
      <text:p text:style-name="P1"/>
      <text:p text:style-name="P1"><text:s text:c="4"/>passwordLabel = Label(info, text="Password <text:s/>: ", font="Times 15")</text:p>
      <text:p text:style-name="P1"><text:s text:c="4"/>passwordLabel.grid(column=0, row=3)</text:p>
      <text:p text:style-name="P1"/>
      <text:p text:style-name="P1"><text:s text:c="4"/>fullnameEntry = Entry(info)</text:p>
      <text:p text:style-name="P1"><text:s text:c="4"/>fullnameEntry.grid(column=1, row=0)</text:p>
      <text:p text:style-name="P1"/>
      <text:p text:style-name="P1"><text:s text:c="4"/>emailEntry = Entry(info)</text:p>
      <text:p text:style-name="P1"><text:s text:c="4"/>emailEntry.grid(column=1, row=1)</text:p>
      <text:p text:style-name="P1"/>
      <text:p text:style-name="P1"><text:s text:c="4"/>usernameEntry = Entry(info)</text:p>
      <text:p text:style-name="P1"><text:s text:c="4"/>usernameEntry.grid(column=1, row=2)</text:p>
      <text:p text:style-name="P1"/>
      <text:p text:style-name="P1"><text:s text:c="4"/>passwordEntry = Entry(info, show='*')</text:p>
      <text:p text:style-name="P1"><text:s text:c="4"/>passwordEntry.grid(column=1, row=3)</text:p>
      <text:p text:style-name="P1"/>
      <text:p text:style-name="P1"><text:s text:c="4"/>registerButton = Button(appr, text="Register", command=lambda:[addUser(fullnameEntry.get(), emailEntry.get(), usernameEntry.get(), passwordEntry.get())], width=10, font="Times 14")</text:p>
      <text:p text:style-name="P1"><text:s text:c="4"/>registerButton.pack(pady=20)</text:p>
      <text:p text:style-name="P1"/>
      <text:p text:style-name="P1"><text:s text:c="4"/>appr.mainloop()</text:p>
      <text:p text:style-name="P1"/>
      <text:p text:style-name="P1">def addUser(name, email, username, password):</text:p>
      <text:p text:style-name="P1"/>
      <text:p text:style-name="P1"><text:s text:c="4"/>print name, email, username, password</text:p>
      <text:p text:style-name="P1"><text:s text:c="4"/>db = MySQLdb.connect("localhost","root","jayesh@@","test")</text:p>
      <text:p text:style-name="P1"><text:s text:c="4"/>cursor = db.cursor()</text:p>
      <text:p text:style-name="P1"><text:s text:c="4"/>qur = "select count(*) from user where username = '%s'"%(username)</text:p>
      <text:p text:style-name="P1"><text:s text:c="4"/>cursor.execute(qur)</text:p>
      <text:p text:style-name="P1"><text:s text:c="4"/>val = cursor.fetchone()[0]</text:p>
      <text:p text:style-name="P1"><text:s text:c="4"/>if(val==0):</text:p>
      <text:p text:style-name="P1"><text:s text:c="8"/>try:</text:p>
      <text:p text:style-name="P1"><text:s text:c="12"/>sql = "insert into user(name, email, username, password) values ('%s','%s','%s','%s')"%(name, email, username, password)</text:p>
      <text:p text:style-name="P1"><text:s text:c="12"/>print 'Successfully registered'</text:p>
      <text:p text:style-name="P1"><text:s text:c="12"/>cursor.execute(sql)</text:p>
      <text:p text:style-name="P1"><text:s text:c="12"/>db.commit()</text:p>
      <text:p text:style-name="P1"/>
      <text:p text:style-name="P1"><text:s text:c="12"/>app = Tk()</text:p>
      <text:p text:style-name="P1"><text:s text:c="12"/>w=300</text:p>
      <text:p text:style-name="P1"><text:s text:c="12"/>h=200</text:p>
      <text:p text:style-name="P1"><text:s text:c="12"/>ws = app.winfo_screenwidth()</text:p>
      <text:p text:style-name="P1"><text:s text:c="12"/>hs = app.winfo_screenheight()</text:p>
      <text:p text:style-name="P1"><text:s text:c="12"/># calculate position x, y</text:p>
      <text:p text:style-name="P1"><text:s text:c="12"/>x = (ws/2) - (w/2) <text:s text:c="3"/></text:p>
      <text:p text:style-name="P1"><text:s text:c="12"/>y = (hs/2) - (h/2)</text:p>
      <text:p text:style-name="P1"><text:s text:c="12"/>app.geometry('%dx%d+%d+%d' % (w, h, x, y))</text:p>
      <text:p text:style-name="P1"><text:s text:c="12"/># app.geometry('300x200')</text:p>
      <text:p text:style-name="P1"><text:s text:c="12"/>app.title("User Added")</text:p>
      <text:p text:style-name="P1"/>
      <text:p text:style-name="P1"><text:s text:c="12"/>tlabel = Label(app, text="User Added Successfully \n Try To Login ", font="Times 16 bold")</text:p>
      <text:p text:style-name="P1"><text:s text:c="12"/>tlabel.pack(pady=10)</text:p>
      <text:p text:style-name="P1"/>
      <text:p text:style-name="P1"><text:soft-page-break/><text:s text:c="12"/>tButton = Button(app, text="Login", command=lambda:[app.destroy(), login()], width=10, font="Times 12")</text:p>
      <text:p text:style-name="P1"><text:s text:c="12"/>tButton.pack(pady=10)</text:p>
      <text:p text:style-name="P1"/>
      <text:p text:style-name="P1"><text:s text:c="12"/>app.mainloop()</text:p>
      <text:p text:style-name="P1"/>
      <text:p text:style-name="P1"><text:s text:c="8"/>except:</text:p>
      <text:p text:style-name="P1"><text:s text:c="12"/>app = Tk()</text:p>
      <text:p text:style-name="P1"><text:s text:c="12"/>w=300</text:p>
      <text:p text:style-name="P1"><text:s text:c="12"/>h=300</text:p>
      <text:p text:style-name="P1"><text:s text:c="12"/>ws = app.winfo_screenwidth()</text:p>
      <text:p text:style-name="P1"><text:s text:c="12"/>hs = app.winfo_screenheight()</text:p>
      <text:p text:style-name="P1"><text:s text:c="12"/># calculate position x, y</text:p>
      <text:p text:style-name="P1"><text:s text:c="12"/>x = (ws/2) - (w/2) <text:s text:c="3"/></text:p>
      <text:p text:style-name="P1"><text:s text:c="12"/>y = (hs/2) - (h/2)</text:p>
      <text:p text:style-name="P1"><text:s text:c="12"/>app.geometry('%dx%d+%d+%d' % (w, h, x, y))</text:p>
      <text:p text:style-name="P1"><text:s text:c="12"/># app.geometry('300x300')</text:p>
      <text:p text:style-name="P1"><text:s text:c="12"/>app.title("Error")</text:p>
      <text:p text:style-name="P1"/>
      <text:p text:style-name="P1"><text:s text:c="12"/>elabel = Label(app, text="Something Went Wrong \n Try Again \n ", font="Times 16 bold")</text:p>
      <text:p text:style-name="P1"><text:s text:c="12"/>elabel.pack(pady=10)</text:p>
      <text:p text:style-name="P1"/>
      <text:p text:style-name="P1"><text:s text:c="12"/>eButton = Button(app, text="Try Again", command=lambda:[app.destroy()], width=10, font="Times 12")</text:p>
      <text:p text:style-name="P1"><text:s text:c="12"/>eButton.pack(pady=10)</text:p>
      <text:p text:style-name="P1"/>
      <text:p text:style-name="P1"><text:s text:c="12"/>app.mainloop()</text:p>
      <text:p text:style-name="P1"/>
      <text:p text:style-name="P1"><text:s text:c="4"/>else:</text:p>
      <text:p text:style-name="P1"><text:s text:c="8"/>app = Tk()</text:p>
      <text:p text:style-name="P1"><text:s text:c="8"/>w=300</text:p>
      <text:p text:style-name="P1"><text:s text:c="8"/>h=200</text:p>
      <text:p text:style-name="P1"><text:s text:c="8"/>ws = app.winfo_screenwidth()</text:p>
      <text:p text:style-name="P1"><text:s text:c="8"/>hs = app.winfo_screenheight()</text:p>
      <text:p text:style-name="P1"><text:s text:c="8"/># calculate position x, y</text:p>
      <text:p text:style-name="P1"><text:s text:c="8"/>x = (ws/2) - (w/2) <text:s text:c="3"/></text:p>
      <text:p text:style-name="P1"><text:s text:c="8"/>y = (hs/2) - (h/2)</text:p>
      <text:p text:style-name="P1"><text:s text:c="8"/>app.geometry('%dx%d+%d+%d' % (w, h, x, y))</text:p>
      <text:p text:style-name="P1"><text:s text:c="8"/># app.geometry('300x300')</text:p>
      <text:p text:style-name="P1"><text:s text:c="8"/>app.title("Error")</text:p>
      <text:p text:style-name="P1"/>
      <text:p text:style-name="P1"><text:s text:c="8"/>elabel = Label(app, text="Username Already Exist \n Try Again With \n Unique Username", font="Times 16 bold")</text:p>
      <text:p text:style-name="P1"><text:s text:c="8"/>elabel.pack(pady=10)</text:p>
      <text:p text:style-name="P1"/>
      <text:p text:style-name="P1"><text:s text:c="8"/>eButton = Button(app, text="Try Again", command=lambda:[app.destroy()], width=10, font="Times 10")</text:p>
      <text:p text:style-name="P1"><text:s text:c="8"/>eButton.pack(pady=10)</text:p>
      <text:p text:style-name="P1"/>
      <text:p text:style-name="P1"><text:s text:c="8"/>app.mainloop()</text:p>
      <text:p text:style-name="P1"/>
      <text:p text:style-name="P1"/>
      <text:p text:style-name="P1">def shoppingCart(username, password):</text:p>
      <text:p text:style-name="P1"><text:s text:c="4"/>print username, password</text:p>
      <text:p text:style-name="P1"><text:s text:c="4"/>try:</text:p>
      <text:p text:style-name="P1"><text:s text:c="8"/>appl.destroy()</text:p>
      <text:p text:style-name="P1"><text:s text:c="4"/>except:</text:p>
      <text:p text:style-name="P1"><text:soft-page-break/><text:s text:c="8"/>appc.destroy()</text:p>
      <text:p text:style-name="P1"/>
      <text:p text:style-name="P1"><text:s text:c="4"/>global apps</text:p>
      <text:p text:style-name="P1"><text:s text:c="4"/>apps = Tk()</text:p>
      <text:p text:style-name="P1"><text:s text:c="4"/>w=700</text:p>
      <text:p text:style-name="P1"><text:s text:c="4"/>h=620</text:p>
      <text:p text:style-name="P1"><text:s text:c="4"/>ws = apps.winfo_screenwidth()</text:p>
      <text:p text:style-name="P1"><text:s text:c="4"/>hs = apps.winfo_screenheight()</text:p>
      <text:p text:style-name="P1"><text:s text:c="4"/># calculate position x, y</text:p>
      <text:p text:style-name="P1"><text:s text:c="4"/>x = (ws/2) - (w/2) <text:s text:c="3"/></text:p>
      <text:p text:style-name="P1"><text:s text:c="4"/>y = (hs/2) - (h/2)</text:p>
      <text:p text:style-name="P1"><text:s text:c="4"/>apps.geometry('%dx%d+%d+%d' % (w, h, x, y))</text:p>
      <text:p text:style-name="P1"><text:s text:c="4"/>apps.geometry('700x610')</text:p>
      <text:p text:style-name="P1"><text:s text:c="4"/>apps.title("Shoping Cart App")</text:p>
      <text:p text:style-name="P1"/>
      <text:p text:style-name="P1"><text:s text:c="4"/># info1 = Frame(apps, height=150, width=500)</text:p>
      <text:p text:style-name="P1"><text:s text:c="4"/># info1.pack()</text:p>
      <text:p text:style-name="P1"/>
      <text:p text:style-name="P1"><text:s text:c="4"/># msg = Label(info1, text='Press Add To Cart Button to add product to your cart', font='Times 12')</text:p>
      <text:p text:style-name="P1"><text:s text:c="4"/># msg.pack()</text:p>
      <text:p text:style-name="P1"/>
      <text:p text:style-name="P1"><text:s text:c="4"/>title = Label(apps, text='All Products', font='Times 30 bold')</text:p>
      <text:p text:style-name="P1"><text:s text:c="4"/>title.grid(padx=(100,40), pady=(10,0), column=1, row=0)</text:p>
      <text:p text:style-name="P1"/>
      <text:p text:style-name="P1"><text:s text:c="4"/>img1 = ImageTk.PhotoImage(Image.open("iphonex.jpg"))</text:p>
      <text:p text:style-name="P1"><text:s text:c="4"/>panel1 = Label(apps, image = img1)</text:p>
      <text:p text:style-name="P1"><text:s text:c="4"/>panel1.grid(padx=(20,0), pady=10, column=0, row=1, sticky='w')</text:p>
      <text:p text:style-name="P1"/>
      <text:p text:style-name="P1"><text:s text:c="4"/>name1 = Label(apps, text='Iphone X', font='Times 16')</text:p>
      <text:p text:style-name="P1"><text:s text:c="4"/>name1.grid(padx=30, column=1, row=1, sticky='w')</text:p>
      <text:p text:style-name="P1"/>
      <text:p text:style-name="P1"><text:s text:c="4"/>cartButton = Button(apps, text='Add To Cart', command=lambda:[cartAdd(username, password, items[0])],width=10, font="Times 14")</text:p>
      <text:p text:style-name="P1"><text:s text:c="4"/>cartButton.grid(column=2, row=1)</text:p>
      <text:p text:style-name="P1"/>
      <text:p text:style-name="P1"><text:s text:c="4"/>img2 = ImageTk.PhotoImage(Image.open("watch.jpg"))</text:p>
      <text:p text:style-name="P1"><text:s text:c="4"/>panel2 = Label(apps, image = img2)</text:p>
      <text:p text:style-name="P1"><text:s text:c="4"/>panel2.grid(padx=(20,0), pady=10, column=0, row=2, sticky='w')</text:p>
      <text:p text:style-name="P1"/>
      <text:p text:style-name="P1"><text:s text:c="4"/>name2 = Label(apps, text='Casio Watch', font='Times 16')</text:p>
      <text:p text:style-name="P1"><text:s text:c="4"/>name2.grid(padx=30, column=1, row=2, sticky='w')</text:p>
      <text:p text:style-name="P1"/>
      <text:p text:style-name="P1"><text:s text:c="4"/>cartButton = Button(apps, text='Add To Cart', command=lambda:[cartAdd(username, password, items[1])],width=10, font="Times 14")</text:p>
      <text:p text:style-name="P1"><text:s text:c="4"/>cartButton.grid(column=2, row=2)</text:p>
      <text:p text:style-name="P1"/>
      <text:p text:style-name="P1"><text:s text:c="4"/>img3 = ImageTk.PhotoImage(Image.open("headphone.jpg"))</text:p>
      <text:p text:style-name="P1"><text:s text:c="4"/>panel3 = Label(apps, image = img3)</text:p>
      <text:p text:style-name="P1"><text:s text:c="4"/>panel3.grid(padx=(20,0), pady=10, column=0, row=3, sticky='w')</text:p>
      <text:p text:style-name="P1"/>
      <text:p text:style-name="P1"><text:s text:c="4"/>name3 = Label(apps, text='Sony Headphone', font='Times 16')</text:p>
      <text:p text:style-name="P1"><text:s text:c="4"/>name3.grid(padx=30, column=1, row=3, sticky='w')</text:p>
      <text:p text:style-name="P1"/>
      <text:p text:style-name="P1"><text:s text:c="4"/>cartButton = Button(apps, text='Add To Cart', command=lambda:[cartAdd(username, password, items[2])],width=10, font="Times 14")</text:p>
      <text:p text:style-name="P1"><text:s text:c="4"/>cartButton.grid(column=2, row=3)</text:p>
      <text:p text:style-name="P1"><text:soft-page-break/></text:p>
      <text:p text:style-name="P1"><text:s text:c="4"/>img4 = ImageTk.PhotoImage(Image.open("bag.jpg"))</text:p>
      <text:p text:style-name="P1"><text:s text:c="4"/>panel4 = Label(apps, image = img4)</text:p>
      <text:p text:style-name="P1"><text:s text:c="4"/>panel4.grid(padx=(20,0), pady=10, column=0, row=4, sticky='w')</text:p>
      <text:p text:style-name="P1"/>
      <text:p text:style-name="P1"><text:s text:c="4"/>name4 = Label(apps, text='Puma Laptop Bag', font='Times 16')</text:p>
      <text:p text:style-name="P1"><text:s text:c="4"/>name4.grid(padx=30, column=1, row=4, sticky='w')</text:p>
      <text:p text:style-name="P1"/>
      <text:p text:style-name="P1"><text:s text:c="4"/>cartButton = Button(apps, text='Add To Cart', command=lambda:[cartAdd(username, password, items[3])],width=10, font="Times 14")</text:p>
      <text:p text:style-name="P1"><text:s text:c="4"/>cartButton.grid(column=2, row=4)</text:p>
      <text:p text:style-name="P1"/>
      <text:p text:style-name="P1"><text:s text:c="4"/>viewButton = Button(apps, text='Show Cart',command=lambda: [cartDetails(username, password)], fg='green',width=10, font="Times 14")</text:p>
      <text:p text:style-name="P1"><text:s text:c="4"/>viewButton.grid(padx=(50,0), column=1, row=5) <text:s text:c="3"/></text:p>
      <text:p text:style-name="P1"/>
      <text:p text:style-name="P1"><text:s text:c="4"/>apps.mainloop()</text:p>
      <text:p text:style-name="P1"/>
      <text:p text:style-name="P1">def cartAdd(username, password, item):</text:p>
      <text:p text:style-name="P1"><text:s text:c="4"/>print username, password, item</text:p>
      <text:p text:style-name="P1"><text:s text:c="4"/>db = MySQLdb.connect("localhost","root","jayesh@@","test")</text:p>
      <text:p text:style-name="P1"><text:s text:c="4"/>cursor = db.cursor()</text:p>
      <text:p text:style-name="P1"><text:s text:c="4"/>sql = "insert into cart(username, password, cart) values ('%s','%s','%s')"%(username, password, item)</text:p>
      <text:p text:style-name="P1"/>
      <text:p text:style-name="P1"><text:s text:c="4"/>try:</text:p>
      <text:p text:style-name="P1"><text:s text:c="8"/>print 'Successfully inserted item'</text:p>
      <text:p text:style-name="P1"><text:s text:c="8"/>cursor.execute(sql)</text:p>
      <text:p text:style-name="P1"><text:s text:c="8"/>db.commit()</text:p>
      <text:p text:style-name="P1"/>
      <text:p text:style-name="P1"><text:s text:c="8"/>app = Tk()</text:p>
      <text:p text:style-name="P1"><text:s text:c="8"/>w=300</text:p>
      <text:p text:style-name="P1"><text:s text:c="8"/>h=200</text:p>
      <text:p text:style-name="P1"><text:s text:c="8"/>ws = app.winfo_screenwidth()</text:p>
      <text:p text:style-name="P1"><text:s text:c="8"/>hs = app.winfo_screenheight()</text:p>
      <text:p text:style-name="P1"><text:s text:c="8"/># calculate position x, y</text:p>
      <text:p text:style-name="P1"><text:s text:c="8"/>x = (ws/2) - (w/2) <text:s text:c="3"/></text:p>
      <text:p text:style-name="P1"><text:s text:c="8"/>y = (hs/2) - (h/2)</text:p>
      <text:p text:style-name="P1"><text:s text:c="8"/>app.geometry('%dx%d+%d+%d' % (w, h, x, y))</text:p>
      <text:p text:style-name="P1"><text:s text:c="8"/># app.geometry('300x200')</text:p>
      <text:p text:style-name="P1"><text:s text:c="8"/>app.title("Product Added")</text:p>
      <text:p text:style-name="P1"/>
      <text:p text:style-name="P1"><text:s text:c="8"/>tlabel = Label(app, text="Product Added Successfully", font="Times 16 bold")</text:p>
      <text:p text:style-name="P1"><text:s text:c="8"/>tlabel.pack(pady=10)</text:p>
      <text:p text:style-name="P1"/>
      <text:p text:style-name="P1"><text:s text:c="8"/>tButton = Button(app, text="OK", command=lambda:[app.destroy()], width=10, font="Times 12")</text:p>
      <text:p text:style-name="P1"><text:s text:c="8"/>tButton.pack(pady=10)</text:p>
      <text:p text:style-name="P1"/>
      <text:p text:style-name="P1"><text:s text:c="8"/>app.mainloop()</text:p>
      <text:p text:style-name="P1"/>
      <text:p text:style-name="P1"><text:s text:c="4"/>except:</text:p>
      <text:p text:style-name="P1"><text:s text:c="8"/>app = Tk()</text:p>
      <text:p text:style-name="P1"><text:s text:c="8"/>w=300</text:p>
      <text:p text:style-name="P1"><text:s text:c="8"/>h=200</text:p>
      <text:p text:style-name="P1"><text:s text:c="8"/>ws = app.winfo_screenwidth()</text:p>
      <text:p text:style-name="P1"><text:s text:c="8"/>hs = app.winfo_screenheight()</text:p>
      <text:p text:style-name="P1"><text:soft-page-break/><text:s text:c="8"/># calculate position x, y</text:p>
      <text:p text:style-name="P1"><text:s text:c="8"/>x = (ws/2) - (w/2) <text:s text:c="3"/></text:p>
      <text:p text:style-name="P1"><text:s text:c="8"/>y = (hs/2) - (h/2)</text:p>
      <text:p text:style-name="P1"><text:s text:c="8"/>app.geometry('%dx%d+%d+%d' % (w, h, x, y))</text:p>
      <text:p text:style-name="P1"><text:s text:c="8"/># app.geometry('300x300')</text:p>
      <text:p text:style-name="P1"><text:s text:c="8"/>app.title("Error")</text:p>
      <text:p text:style-name="P1"/>
      <text:p text:style-name="P1"><text:s text:c="8"/>elabel = Label(app, text="Something Went Wrong \n Try Again", font="Times 16 bold")</text:p>
      <text:p text:style-name="P1"><text:s text:c="8"/>elabel.pack(pady=10)</text:p>
      <text:p text:style-name="P1"/>
      <text:p text:style-name="P1"><text:s text:c="8"/>eButton = Button(app, text="Try Again", command=lambda:[app.destroy()], width=10, font="Times 12")</text:p>
      <text:p text:style-name="P1"><text:s text:c="8"/>eButton.pack(pady=10)</text:p>
      <text:p text:style-name="P1"/>
      <text:p text:style-name="P1"><text:s text:c="8"/>app.mainloop()</text:p>
      <text:p text:style-name="P1"/>
      <text:p text:style-name="P1"/>
      <text:p text:style-name="P1">def cartDetails(username, password):</text:p>
      <text:p text:style-name="P1"><text:s text:c="4"/>apps.destroy()</text:p>
      <text:p text:style-name="P1"/>
      <text:p text:style-name="P1"><text:s text:c="4"/>global appc</text:p>
      <text:p text:style-name="P1"><text:s text:c="4"/>appc = Tk()</text:p>
      <text:p text:style-name="P1"><text:s text:c="4"/>w=850</text:p>
      <text:p text:style-name="P1"><text:s text:c="4"/>h=550</text:p>
      <text:p text:style-name="P1"><text:s text:c="4"/>ws = appc.winfo_screenwidth()</text:p>
      <text:p text:style-name="P1"><text:s text:c="4"/>hs = appc.winfo_screenheight()</text:p>
      <text:p text:style-name="P1"><text:s text:c="4"/># calculate position x, y</text:p>
      <text:p text:style-name="P1"><text:s text:c="4"/>x = (ws/2) - (w/2) <text:s text:c="3"/></text:p>
      <text:p text:style-name="P1"><text:s text:c="4"/>y = (hs/2) - (h/2)</text:p>
      <text:p text:style-name="P1"><text:s text:c="4"/>appc.geometry('%dx%d+%d+%d' % (w, h, x, y))</text:p>
      <text:p text:style-name="P1"><text:s text:c="4"/># appc.geometry('850x550')</text:p>
      <text:p text:style-name="P1"><text:s text:c="4"/>appc.title("Shoping Cart App")</text:p>
      <text:p text:style-name="P1"/>
      <text:p text:style-name="P1"><text:s text:c="4"/># print username, password, item</text:p>
      <text:p text:style-name="P1"><text:s text:c="4"/>db = MySQLdb.connect("localhost","root","jayesh@@","test")</text:p>
      <text:p text:style-name="P1"><text:s text:c="4"/>cursor = db.cursor()</text:p>
      <text:p text:style-name="P1"><text:s text:c="4"/></text:p>
      <text:p text:style-name="P1"/>
      <text:p text:style-name="P1"><text:s text:c="4"/>try:</text:p>
      <text:p text:style-name="P1"><text:s text:c="8"/>print 'details'</text:p>
      <text:p text:style-name="P1"><text:s text:c="8"/>sql = "select * from user where username='%s' "%(username)</text:p>
      <text:p text:style-name="P1"><text:s text:c="8"/>cursor.execute(sql)</text:p>
      <text:p text:style-name="P1"><text:s text:c="8"/>details = cursor.fetchall()</text:p>
      <text:p text:style-name="P1"><text:s text:c="8"/>for i in details:</text:p>
      <text:p text:style-name="P1"><text:s text:c="12"/>print i</text:p>
      <text:p text:style-name="P1"><text:s text:c="8"/>elabel = Label(appc, text="User Details", font="Times 28 bold")</text:p>
      <text:p text:style-name="P1"><text:s text:c="8"/>elabel.pack(pady=(10,20))</text:p>
      <text:p text:style-name="P1"><text:s text:c="8"/>elabel = Label(appc, text="Name <text:s/>- <text:s/>%s"%(str(details[0][0])), font="Times 16")</text:p>
      <text:p text:style-name="P1"><text:s text:c="8"/>elabel.pack(pady=3)</text:p>
      <text:p text:style-name="P1"><text:s text:c="8"/>elabel = Label(appc, text="Email <text:s/>- <text:s/>%s"%(str(details[0][1])), font="Times 16")</text:p>
      <text:p text:style-name="P1"><text:s text:c="8"/>elabel.pack(pady=3)</text:p>
      <text:p text:style-name="P1"><text:s text:c="8"/>elabel = Label(appc, text="Username <text:s/>- <text:s/>%s"%(str(details[0][2])), font="Times 16")</text:p>
      <text:p text:style-name="P1"><text:s text:c="8"/>elabel.pack(pady=(3,40))</text:p>
      <text:p text:style-name="P1"/>
      <text:p text:style-name="P1"/>
      <text:p text:style-name="P1"/>
      <text:p text:style-name="P1"><text:s text:c="8"/>elabel = Label(appc, text="Cart Items", font="Times 28 bold")</text:p>
      <text:p text:style-name="P1"><text:soft-page-break/><text:s text:c="8"/>elabel.pack(pady=(0,20))</text:p>
      <text:p text:style-name="P1"/>
      <text:p text:style-name="P1"><text:s text:c="8"/>sql = "select cart from cart where username='%s' "%(username)</text:p>
      <text:p text:style-name="P1"><text:s text:c="8"/>cursor.execute(sql)</text:p>
      <text:p text:style-name="P1"><text:s text:c="8"/>aitem = cursor.fetchall()</text:p>
      <text:p text:style-name="P1"/>
      <text:p text:style-name="P1"><text:s text:c="8"/>for row in cursor:</text:p>
      <text:p text:style-name="P1"><text:s text:c="12"/>elabel = Label(appc, text='%s'%(row), font="Times 16")</text:p>
      <text:p text:style-name="P1"><text:s text:c="12"/>elabel.pack(pady=5)</text:p>
      <text:p text:style-name="P1"/>
      <text:p text:style-name="P1"><text:s text:c="8"/>db.commit()</text:p>
      <text:p text:style-name="P1"/>
      <text:p text:style-name="P1"><text:s text:c="8"/>backButton = Button(appc, text='Back',command=lambda: [shoppingCart(username, password)], width=10, font="Times 14")</text:p>
      <text:p text:style-name="P1"><text:s text:c="8"/>backButton.pack(pady=(25,10)) </text:p>
      <text:p text:style-name="P1"/>
      <text:p text:style-name="P1"><text:s text:c="4"/>except:</text:p>
      <text:p text:style-name="P1"><text:s text:c="8"/>app = Tk()</text:p>
      <text:p text:style-name="P1"><text:s text:c="8"/>w=300</text:p>
      <text:p text:style-name="P1"><text:s text:c="8"/>h=200</text:p>
      <text:p text:style-name="P1"><text:s text:c="8"/>ws = app.winfo_screenwidth()</text:p>
      <text:p text:style-name="P1"><text:s text:c="8"/>hs = app.winfo_screenheight()</text:p>
      <text:p text:style-name="P1"><text:s text:c="8"/># calculate position x, y</text:p>
      <text:p text:style-name="P1"><text:s text:c="8"/>x = (ws/2) - (w/2) <text:s text:c="3"/></text:p>
      <text:p text:style-name="P1"><text:s text:c="8"/>y = (hs/2) - (h/2)</text:p>
      <text:p text:style-name="P1"><text:s text:c="8"/>app.geometry('%dx%d+%d+%d' % (w, h, x, y))</text:p>
      <text:p text:style-name="P1"><text:s text:c="8"/># app.geometry('300x300')</text:p>
      <text:p text:style-name="P1"><text:s text:c="8"/>app.title("Error")</text:p>
      <text:p text:style-name="P1"/>
      <text:p text:style-name="P1"><text:s text:c="8"/>elabel = Label(app, text="Something Went Wrong \n Try Again", font="Times 16 bold")</text:p>
      <text:p text:style-name="P1"><text:s text:c="8"/>elabel.pack(pady=10)</text:p>
      <text:p text:style-name="P1"/>
      <text:p text:style-name="P1"><text:s text:c="8"/>eButton = Button(app, text="Try Again", command=lambda:[app.destroy()], width=10, font="Times 12")</text:p>
      <text:p text:style-name="P1"><text:s text:c="8"/>eButton.pack(pady=10)</text:p>
      <text:p text:style-name="P1"/>
      <text:p text:style-name="P1"><text:s text:c="8"/>app.mainloop() <text:s text:c="2"/></text:p>
      <text:p text:style-name="P1"/>
      <text:p text:style-name="P1"><text:s text:c="4"/>appc.mainloop()</text:p>
      <text:p text:style-name="P1"/>
      <text:p text:style-name="P1">if __name__ == '__main__':</text:p>
      <text:p text:style-name="P1"><text:s text:c="4"/>mainPage()</text:p>
      <text:p text:style-name="P1"><text:s text:c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Loma" svg:font-family="Loma" style:font-pitch="variable"/>
    <style:font-face style:name="Bitstream Charter" svg:font-family="'Bitstream Charter'" style:font-family-generic="roman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7T10:56:33.056547273</meta:creation-date>
    <dc:date>2018-04-17T11:05:33.945111673</dc:date>
    <meta:editing-duration>PT4M19S</meta:editing-duration>
    <meta:editing-cycles>1</meta:editing-cycles>
    <meta:document-statistic meta:table-count="0" meta:image-count="0" meta:object-count="0" meta:page-count="10" meta:paragraph-count="416" meta:word-count="1514" meta:character-count="16280" meta:non-whitespace-character-count="12126"/>
    <meta:generator>LibreOffice/5.1.6.2$Linux_X86_64 LibreOffice_project/10m0$Build-2</meta:generator>
  </office:meta>
</office:document-meta>
</file>